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variant="normal" fo:text-transform="none" fo:color="#333333" style:font-name="Open Sans" fo:font-size="11.25pt" fo:letter-spacing="normal" fo:font-style="normal" fo:font-weight="normal" style:font-size-asian="14pt" style:font-size-complex="14pt"/>
    </style:style>
    <style:style style:name="P3" style:family="paragraph" style:parent-style-name="Text_20_body">
      <style:text-properties fo:font-variant="normal" fo:text-transform="none" fo:color="#333333" style:font-name="Open Sans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.476cm" style:contextual-spacing="false" style:line-height-at-least="0.582cm" fo:text-indent="0cm" style:auto-text-indent="false"/>
      <style:text-properties fo:color="#333333" style:font-name="Open Sans"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476cm" style:contextual-spacing="false" style:line-height-at-least="0.582cm" fo:text-indent="0cm" style:auto-text-indent="false"/>
    </style:style>
    <style:style style:name="P6" style:family="paragraph" style:parent-style-name="Text_20_body" style:list-style-name="L1">
      <style:paragraph-properties fo:margin-top="0cm" fo:margin-bottom="0.476cm" style:contextual-spacing="false" style:line-height-at-least="0.529cm" fo:padding="0cm" fo:border="none"/>
    </style:style>
    <style:style style:name="P7" style:family="paragraph" style:parent-style-name="Text_20_body" style:list-style-name="L2">
      <style:paragraph-properties fo:margin-top="0cm" fo:margin-bottom="0.476cm" style:contextual-spacing="false" style:line-height-at-least="0.529cm" fo:padding="0cm" fo:border="none"/>
    </style:style>
    <style:style style:name="P8" style:family="paragraph" style:parent-style-name="Text_20_body" style:list-style-name="L1">
      <style:paragraph-properties fo:margin-top="0cm" fo:margin-bottom="0.476cm" style:contextual-spacing="false" style:line-height-at-least="0.529cm" fo:padding="0cm" fo:border="none"/>
      <style:text-properties fo:font-size="14pt" style:font-size-asian="14pt" style:font-size-complex="14pt"/>
    </style:style>
    <style:style style:name="P9" style:family="paragraph" style:parent-style-name="Text_20_body" style:list-style-name="L2">
      <style:paragraph-properties fo:margin-top="0cm" fo:margin-bottom="0.476cm" style:contextual-spacing="false" style:line-height-at-least="0.529cm" fo:padding="0cm" fo:border="none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333333" style:font-name="Open Sans"/>
    </style:style>
    <style:style style:name="T3" style:family="text">
      <style:text-properties fo:color="#333333" style:font-name="Open Sans" fo:font-size="11.25pt"/>
    </style:style>
    <style:style style:name="T4" style:family="text">
      <style:text-properties fo:color="#333333" style:font-name="Open Sans" fo:font-size="11.25pt" fo:font-weight="bold"/>
    </style:style>
    <style:style style:name="T5" style:family="text">
      <style:text-properties fo:color="#333333" style:font-name="Open Sans" fo:font-weight="bold"/>
    </style:style>
    <style:style style:name="T6" style:family="text">
      <style:text-properties fo:color="#333333" style:font-name="Open Sans" fo:font-size="14pt" style:font-size-asian="14pt" style:font-size-complex="14pt"/>
    </style:style>
    <style:style style:name="T7" style:family="text">
      <style:text-properties fo:color="#333333" style:font-name="Open Sans" fo:font-size="14pt" fo:font-weight="bold" style:font-size-asian="14pt" style:font-size-complex="14pt"/>
    </style:style>
    <style:style style:name="T8" style:family="text">
      <style:text-properties fo:font-size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size-complex="14pt"/>
    </style:style>
    <style:style style:name="T11" style:family="text">
      <style:text-properties fo:font-variant="normal" fo:text-transform="none" fo:color="#333333" style:font-name="Open Sans" fo:font-size="11.25pt" fo:letter-spacing="normal" fo:font-style="normal" fo:font-weight="normal"/>
    </style:style>
    <style:style style:name="T12" style:family="text">
      <style:text-properties fo:font-variant="normal" fo:text-transform="none" fo:color="#333333" style:font-name="Open Sans" fo:letter-spacing="normal" fo:font-style="normal" fo:font-weight="normal"/>
    </style:style>
    <style:style style:name="T13" style:family="text">
      <style:text-properties fo:font-variant="normal" fo:text-transform="none" fo:color="#333333" fo:letter-spacing="normal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very webpage you look at is written in a language called HTML. You can think of HTML as the skeleton that gives every webpage structure. In this course, we'll use HTML to add paragraphs, headings, images and links to a webpage.</text:p>
      <text:p text:style-name="Text_20_body"><text:span text:style-name="T9"><text:line-break/></text:span><text:span text:style-name="T6">HTML stands for </text:span><text:span text:style-name="Strong_20_Emphasis"><text:span text:style-name="T7">HyperText Markup Language</text:span></text:span><text:span text:style-name="T6">. </text:span><text:span text:style-name="Strong_20_Emphasis"><text:span text:style-name="T7">Hypertext</text:span></text:span><text:span text:style-name="T6"> means "text with links in it." Any time you click on a word that brings you to a new webpage, you've clicked on hypertext!</text:span></text:p>
      <text:p text:style-name="P5"><text:span text:style-name="T6">A </text:span><text:span text:style-name="Strong_20_Emphasis"><text:span text:style-name="T7">markup language</text:span></text:span><text:span text:style-name="T6"> is a programming language used to make text do more than just sit on a page: it can turn text into images, links, tables, lists, and much more. HTML is the markup language we'll be learning.</text:span></text:p>
      <text:p text:style-name="P5"><text:span text:style-name="T6">What makes webpages pretty? That's CSS—</text:span><text:span text:style-name="Strong_20_Emphasis"><text:span text:style-name="T7">Cascading Style Sheets</text:span></text:span><text:span text:style-name="T6">. Think of it like skin and makeup that covers the bones of HTML. We'll learn HTML first, then worry about CSS in later courses.</text:span></text:p>
      <text:p text:style-name="P4">The first thing we should do is set up the skeleton of the page.</text:p>
      <text:p text:style-name="P5"><text:span text:style-name="T6">a. Always put </text:span><text:span text:style-name="Source_20_Text"><text:span text:style-name="T6">&lt;!DOCTYPE html&gt;</text:span></text:span><text:span text:style-name="T6"> on the first line. This tells the browser what language it's reading (in this case, HTML).<text:line-break/>b. Always put </text:span><text:span text:style-name="Source_20_Text"><text:span text:style-name="T6">&lt;html&gt;</text:span></text:span><text:span text:style-name="T6"> on the next line. This starts the HTML document.<text:line-break/>c. Always put </text:span><text:span text:style-name="Source_20_Text"><text:span text:style-name="T6">&lt;/html&gt;</text:span></text:span><text:span text:style-name="T6"> on the last line. This ends the HTML document.</text:span></text:p>
      <text:p text:style-name="P1"/>
      <text:p text:style-name="P1">Things inside <text:span text:style-name="Source_20_Text">&lt;&gt;</text:span>s are called <text:span text:style-name="Strong_20_Emphasis"><text:span text:style-name="T1">tags</text:span></text:span>.</text:p>
      <text:list xml:id="list8853341103195429077" text:style-name="L1">
        <text:list-item>
          <text:p text:style-name="P8">Tags nearly always come in pairs: an opening tag and a closing tag.</text:p>
        </text:list-item>
        <text:list-item>
          <text:p text:style-name="P6"><text:span text:style-name="T9">Example of opening tag: </text:span><text:span text:style-name="Source_20_Text"><text:span text:style-name="T9">&lt;html&gt;</text:span></text:span></text:p>
        </text:list-item>
        <text:list-item>
          <text:p text:style-name="P6"><text:span text:style-name="T9">Example of closing tag: </text:span><text:span text:style-name="Source_20_Text"><text:span text:style-name="T9">&lt;/html&gt;</text:span></text:span></text:p>
        </text:list-item>
      </text:list>
      <text:p text:style-name="P1"/>
      <text:p text:style-name="P1"/>
      <text:p text:style-name="P1"><text:span text:style-name="T12">Everything in our HTML file will go between the opening </text:span><text:span text:style-name="Source_20_Text">&lt;html&gt;</text:span><text:span text:style-name="T13"> </text:span><text:span text:style-name="T12">and closing </text:span><text:span text:style-name="Source_20_Text">&lt;/html&gt;</text:span><text:span text:style-name="T13"> </text:span><text:span text:style-name="T12">tags.</text:span></text:p>
      <text:p text:style-name="P1"><text:soft-page-break/></text:p>
      <text:p text:style-name="P3">The body is where you put your content, such as text, images, and links. The content in the body is what will be visible on the actual page.</text:p>
      <text:p text:style-name="P3"/>
      <text:p text:style-name="P3">HTML is used to give websites structure.</text:p>
      <text:list xml:id="list5798680594763322737" text:style-name="L2">
        <text:list-item>
          <text:p text:style-name="P7"><text:span text:style-name="T9">We open HTML files using a browser, and the browser </text:span><text:span text:style-name="Strong_20_Emphasis"><text:span text:style-name="T10">renders</text:span></text:span><text:span text:style-name="T9">(shows us) the file.</text:span></text:p>
        </text:list-item>
        <text:list-item>
          <text:p text:style-name="P7"><text:span text:style-name="T9">HTML files have a </text:span><text:span text:style-name="Source_20_Text"><text:span text:style-name="T9">&lt;head&gt;</text:span></text:span><text:span text:style-name="T9"> and a</text:span><text:span text:style-name="Source_20_Text"><text:span text:style-name="T9">&lt;body&gt;</text:span></text:span><text:span text:style-name="T9"> (just like you!)</text:span></text:p>
        </text:list-item>
        <text:list-item>
          <text:p text:style-name="P7"><text:span text:style-name="T9">In the head, we have the </text:span><text:span text:style-name="Source_20_Text"><text:span text:style-name="T9">&lt;title&gt;</text:span></text:span><text:span text:style-name="T9">tags, and we use these to specify the webpage's name.</text:span></text:p>
        </text:list-item>
        <text:list-item>
          <text:p text:style-name="P9">How to make headings and paragraphs</text:p>
        </text:list-item>
      </text:list>
      <text:p text:style-name="P3"/>
      <text:p text:style-name="P2"><text:span text:style-name="T8">We use an image tag, like so: </text:span><text:span text:style-name="Source_20_Text"><text:span text:style-name="T8">&lt;img&gt;</text:span></text:span><text:span text:style-name="T8">. This tag is a bit different from the others. Instead of putting the content between the tags, you tell the tag where to get the picture using </text:span><text:span text:style-name="Source_20_Text"><text:span text:style-name="T8">src</text:span></text:span><text:span text:style-name="T8">. It's also different because there is no ending tag. It has </text:span><text:span text:style-name="Source_20_Text"><text:span text:style-name="T8">/</text:span></text:span><text:span text:style-name="T8"> in the tag to close it: </text:span><text:span text:style-name="Source_20_Text"><text:span text:style-name="T8">&lt;img src="url" /&gt;</text:span>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7:56:43.454549978</dc:date>
    <meta:generator>LibreOffice/4.2.8.2$Linux_x86 LibreOffice_project/420m0$Build-2</meta:generator>
    <meta:editing-duration>PT9M37S</meta:editing-duration>
    <meta:editing-cycles>5</meta:editing-cycles>
    <meta:document-statistic meta:table-count="0" meta:image-count="0" meta:object-count="0" meta:page-count="2" meta:paragraph-count="18" meta:word-count="394" meta:character-count="2107" meta:non-whitespace-character-count="1738"/>
  </office:meta>
</office:document-meta>
</file>